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ff" style:text-underline-style="solid" style:text-underline-width="auto" style:text-underline-color="font-color"/>
    </style:style>
    <style:style style:name="T1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ixed point Toolbox for scilab users guide</text:p>
      <text:p text:style-name="Text_20_body">S. Ygorra</text:p>
      <text:p text:style-name="Text_20_body"><text:span text:style-name="T10">stephane.</text:span><text:a xlink:type="simple" xlink:href="mailto:ygorra@creea.u-bordeaux.fr">ygorra@u-bordeaux1.fr</text:a></text:p>
      <text:p text:style-name="Text_20_body"/>
      <text:h text:style-name="Heading_20_1" text:outline-level="1">presentation</text:h>
      <text:p text:style-name="Text_20_body">This toolbox is a integer number <text:span text:style-name="T1">C, and VHDL</text:span> source code generator for <text:span text:style-name="T1">iir</text:span> filters.<text:line-break/>It aims at simplifying the conversion <text:s/>task from an ideal transfer function, to a working C source code, with integer numbers, and <text:s/>proper scaling for overflow avoidance, and noise minimization.</text:p>
      <text:p text:style-name="Text_20_body"><text:span text:style-name="T11">Moreover the author propose a modified operator for the implementation, in place of the classical delay operator, wich greatly improve performances (noise level, and frequential response sensitivity to coefficients) in the case of low frequency dynamics of the filter...</text:span></text:p>
      <text:h text:style-name="Heading_20_1" text:outline-level="1">Contents</text:h>
      <text:p text:style-name="Text_20_body">The toolbox contains a set of functions wich allow one to handle <text:span text:style-name="T1">iir</text:span> transfer functions as a cascade or a sum of second order ( or less ) filters, called cels. </text:p>
      <text:p text:style-name="Text_20_body">It also contains functions for norms computation on such cels, useful for scaling and noise analysis.</text:p>
      <text:p text:style-name="Text_20_body">The scaling and analysis can be performed for the classical following forms: <text:span text:style-name="T2">df1</text:span>,<text:span text:style-name="T2">df2</text:span>,<text:span text:style-name="T2">df1t</text:span>,<text:span text:style-name="T2">df2t</text:span>, optimal noise <text:span text:style-name="T2">state-space.</text:span><text:span text:style-name="T3"> </text:span></text:p>
      <text:p text:style-name="Text_20_body"><text:span text:style-name="T7">For each form one can use</text:span> a particular operator, different of the classical delay, which dramatically enhance performances ( frequency response sensitivity and quantization noise level) in the case where <text:s/>cut off frequencies are litlle in regard of the sample frequencies.</text:p>
      <text:p text:style-name="Text_20_body"/>
      <text:p text:style-name="Text_20_body">the toolbox also contains functions wich allow one to define a filter from a given <text:span text:style-name="T1">template (low pass,bandpass,high pass, band stop</text:span>, eventually as 2 paralell allpass cels . </text:p>
      <text:h text:style-name="Heading_20_1" text:outline-level="1">limitation</text:h>
      <text:p text:style-name="Text_20_body">for instance <text:s/><text:span text:style-name="T9">the c and vhdl source code generation only works for </text:span><text:span text:style-name="T4">df2</text:span><text:span text:style-name="T9"> or </text:span><text:span text:style-name="T4">state-space</text:span><text:span text:style-name="T9"> forms</text:span>...</text:p>
      <text:h text:style-name="Heading_20_1" text:outline-level="1">USAGE</text:h>
      <text:p text:style-name="Text_20_body">The easier way to use this toolbox consists of reading and further adapting the working examples , in the corresponding ( ve carefull, because of very low transient, the low_pass example has a long computational time)<text:line-break/><text:tab/><text:span text:style-name="T2">- band_pass_iir_example.sce, for a band_pass iir filter</text:span></text:p>
      <text:p text:style-name="Text_20_body"><text:span text:style-name="T2"><text:tab/>- band_stop_iir_example.sce, for a band_stop iir filter</text:span></text:p>
      <text:p text:style-name="Text_20_body"><text:span text:style-name="T2"><text:tab/>- high_pass_iir_example.sce, for a high_pass iir filter</text:span></text:p>
      <text:p text:style-name="Text_20_body"><text:span text:style-name="T2"><text:tab/>- high_pass_iir_example.sce, for a high_pass iir filter</text:span></text:p>
      <text:p text:style-name="Text_20_body"><text:span text:style-name="T2"><text:tab/>- low_pass_iir_example.sce, for a low_pass iir filter</text:span></text:p>
      <text:p text:style-name="Text_20_body"><text:soft-page-break/><text:span text:style-name="T2"><text:s text:c="2"/><text:tab/>- arbitrary_transfer_function_example.sce , for an arbitrary transfer function </text:span></text:p>
      <text:p text:style-name="Text_20_body">Each example generate the .h, .<text:span text:style-name="T1">c</text:span> and .vhd code source files of the corresponding <text:span text:style-name="T1">iir</text:span> filter in the same directory <text:s/>( ???.c for c source files, ???.vhd for vhdl filter source file). </text:p>
      <text:p text:style-name="Text_20_body"><text:s/>User can edit, and adapt this file to his own problem. </text:p>
      <text:p text:style-name="Text_20_body">typically parameters have reasonable default values. The user may however modify the used operator, or implementation structure, and retain the best (keep the parameters wich generate minimum noise level)</text:p>
      <text:p text:style-name="Text_20_body"><text:span text:style-name="T5">Be careful</text:span> to the declaration of integers in the generated c program: it is correct only for 16/32 bits arithmetics. <text:line-break/>For example : if one use 24 bits arithmetic, </text:p>
      <text:p text:style-name="Text_20_body">the types <text:span text:style-name="T2">int_24</text:span> and <text:span text:style-name="T2">int_48</text:span><text:span text:style-name="T6"> </text:span><text:span text:style-name="T7">will not correspond to the good sizes in the C program, and the user has to modify them manually.</text:span></text:p>
      <text:p text:style-name="Text_20_body">the subdirectory generated_examples contains a complete application, corresponding to files generated by the examp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ane Ygorra</meta:initial-creator>
    <meta:creation-date>2009-01-15T15:21:37</meta:creation-date>
    <dc:date>2010-06-16T11:20:44</dc:date>
    <dc:creator>ygorra </dc:creator>
    <meta:editing-duration>PT03H08M44S</meta:editing-duration>
    <meta:editing-cycles>25</meta:editing-cycles>
    <meta:generator>OpenOffice.org/3.2$Linux OpenOffice.org_project/320m12$Build-9483</meta:generator>
    <meta:document-statistic meta:table-count="0" meta:image-count="0" meta:object-count="0" meta:page-count="2" meta:paragraph-count="27" meta:word-count="464" meta:character-count="3014"/>
    <meta:user-defined meta:name="Info 1"/>
    <meta:user-defined meta:name="Info 2"/>
    <meta:user-defined meta:name="Info 3"/>
    <meta:user-defined meta:name="Info 4"/>
  </office:meta>
</office:document-meta>
</file>